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FileModule.flush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FileModule.getContextObject(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Helper.getDocument( ComponentManager manager , SourceResolver resolver , Logger logg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MLFileModul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FileModule.getDocumentHelper( Configuration modeConf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MLFileModule.configure(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FileModule.getAttribute( String name , Configuration modeConf , Map objectModel , boolean getValu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ocumentHelper.DocumentHelper( boolean reload , boolean cache , String src , XMLFileModul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File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File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eModule.getExpressionCache( Map cache ,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File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